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56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1.0634in"/>
    </style:style>
    <style:style style:name="co5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0.566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Test Name</text:p>
          </table:table-cell>
          <table:table-cell office:value-type="string">
            <text:p>Membership</text:p>
          </table:table-cell>
          <table:table-cell office:value-type="string">
            <text:p>Name1</text:p>
          </table:table-cell>
          <table:table-cell office:value-type="string">
            <text:p>Name2</text:p>
          </table:table-cell>
          <table:table-cell office:value-type="string">
            <text:p>Chapter?</text:p>
          </table:table-cell>
          <table:table-cell office:value-type="string">
            <text:p>Share?</text:p>
          </table:table-cell>
          <table:table-cell office:value-type="string">
            <text:p>Credit/Check</text:p>
          </table:table-cell>
          <table:table-cell table:number-columns-repeated="2"/>
        </table:table-row>
        <table:table-row table:style-name="ro1">
          <table:table-cell office:value-type="string">
            <text:p>Civi1</text:p>
          </table:table-cell>
          <table:table-cell office:value-type="string">
            <text:p>Single</text:p>
          </table:table-cell>
          <table:table-cell office:value-type="string">
            <text:p>First Name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2</text:p>
          </table:table-cell>
          <table:table-cell office:value-type="string">
            <text:p>Single</text:p>
          </table:table-cell>
          <table:table-cell office:value-type="string">
            <text:p>Second Person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3</text:p>
          </table:table-cell>
          <table:table-cell office:value-type="string">
            <text:p>Single</text:p>
          </table:table-cell>
          <table:table-cell office:value-type="string">
            <text:p>Third Peopl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4</text:p>
          </table:table-cell>
          <table:table-cell office:value-type="string">
            <text:p>Single</text:p>
          </table:table-cell>
          <table:table-cell office:value-type="string">
            <text:p>Mary Fourth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5</text:p>
          </table:table-cell>
          <table:table-cell office:value-type="string">
            <text:p>Single</text:p>
          </table:table-cell>
          <table:table-cell office:value-type="string">
            <text:p>Five Test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6</text:p>
          </table:table-cell>
          <table:table-cell office:value-type="string">
            <text:p>Single</text:p>
          </table:table-cell>
          <table:table-cell office:value-type="string">
            <text:p>Steve Six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7</text:p>
          </table:table-cell>
          <table:table-cell office:value-type="string">
            <text:p>Couple</text:p>
          </table:table-cell>
          <table:table-cell office:value-type="string">
            <text:p>First Couple</text:p>
          </table:table-cell>
          <table:table-cell office:value-type="string">
            <text:p>Second Coupl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8</text:p>
          </table:table-cell>
          <table:table-cell office:value-type="string">
            <text:p>Couple</text:p>
          </table:table-cell>
          <table:table-cell office:value-type="string">
            <text:p>Double Stuff</text:p>
          </table:table-cell>
          <table:table-cell office:value-type="string">
            <text:p>Double Mi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9</text:p>
          </table:table-cell>
          <table:table-cell office:value-type="string">
            <text:p>Couple</text:p>
          </table:table-cell>
          <table:table-cell office:value-type="string">
            <text:p>Theda Third</text:p>
          </table:table-cell>
          <table:table-cell office:value-type="string">
            <text:p>Theona Three</text:p>
          </table:table-cell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10</text:p>
          </table:table-cell>
          <table:table-cell office:value-type="string">
            <text:p>Couple</text:p>
          </table:table-cell>
          <table:table-cell office:value-type="string">
            <text:p>Fred Forth</text:p>
          </table:table-cell>
          <table:table-cell office:value-type="string">
            <text:p>Frank Four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11</text:p>
          </table:table-cell>
          <table:table-cell office:value-type="string">
            <text:p>Couple</text:p>
          </table:table-cell>
          <table:table-cell office:value-type="string">
            <text:p>Frieda Five</text:p>
          </table:table-cell>
          <table:table-cell office:value-type="string">
            <text:p>Phyllis Fifth</text:p>
          </table:table-cell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12</text:p>
          </table:table-cell>
          <table:table-cell office:value-type="string">
            <text:p>Couple</text:p>
          </table:table-cell>
          <table:table-cell office:value-type="string">
            <text:p>Sadie Six</text:p>
          </table:table-cell>
          <table:table-cell office:value-type="string">
            <text:p>Sister Six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13</text:p>
          </table:table-cell>
          <table:table-cell office:value-type="string">
            <text:p>Single</text:p>
          </table:table-cell>
          <table:table-cell office:value-type="string">
            <text:p>Cathy Catholic</text:p>
          </table:table-cell>
          <table:table-cell office:value-type="string">
            <text:p>Patty Protestant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14</text:p>
          </table:table-cell>
          <table:table-cell office:value-type="string">
            <text:p>Other (&lt; $50)</text:p>
          </table:table-cell>
          <table:table-cell office:value-type="string">
            <text:p>Elainie Us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15</text:p>
          </table:table-cell>
          <table:table-cell office:value-type="string">
            <text:p>Other (&lt; $50)</text:p>
          </table:table-cell>
          <table:table-cell office:value-type="string">
            <text:p>Oscar Other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16</text:p>
          </table:table-cell>
          <table:table-cell office:value-type="string">
            <text:p>Other (&lt; $50)</text:p>
          </table:table-cell>
          <table:table-cell office:value-type="string">
            <text:p>Peter Parker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  <table:table-cell/>
        </table:table-row>
        <table:table-row table:style-name="ro1">
          <table:table-cell office:value-type="string">
            <text:p>Civi17</text:p>
          </table:table-cell>
          <table:table-cell office:value-type="string">
            <text:p>Couple</text:p>
          </table:table-cell>
          <table:table-cell office:value-type="string">
            <text:p>Reed Richard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Check</text:p>
          </table:table-cell>
          <table:table-cell/>
          <table:table-cell office:value-type="string">
            <text:p>(Should Fail)</text:p>
          </table:table-cell>
        </table:table-row>
        <table:table-row table:style-name="ro1">
          <table:table-cell office:value-type="string">
            <text:p>Civi18</text:p>
          </table:table-cell>
          <table:table-cell office:value-type="string">
            <text:p>Single/Other &lt; $50</text:p>
          </table:table-cell>
          <table:table-cell office:value-type="string">
            <text:p>Ben Grimm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Check</text:p>
          </table:table-cell>
          <table:table-cell/>
          <table:table-cell office:value-type="string">
            <text:p>(Should Fail)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12/27/2013</text:date>, <text:time>10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an Bear</meta:initial-creator>
    <meta:creation-date>2013-12-26T08:34:19</meta:creation-date>
    <dc:date>2013-12-27T10:46:20</dc:date>
    <dc:creator>Logan Bear</dc:creator>
    <meta:editing-duration>PT4H4M18S</meta:editing-duration>
    <meta:editing-cycles>5</meta:editing-cycles>
    <meta:generator>OpenOffice/4.0.1$Unix OpenOffice.org_project/401m5$Build-9714</meta:generator>
    <meta:printed-by>Logan Bear</meta:printed-by>
    <meta:print-date>2013-12-26T08:57:34</meta:print-date>
    <meta:document-statistic meta:table-count="3" meta:cell-count="138" meta:object-count="0"/>
  </office:meta>
</office:document-meta>
</file>